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79.66mm"/>
    </style:style>
    <style:style style:name="co3" style:family="table-column">
      <style:table-column-properties fo:break-before="auto" style:column-width="39.0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8.45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9mm"/>
    </style:style>
    <style:style style:name="co9" style:family="table-column">
      <style:table-column-properties fo:break-before="auto" style:column-width="44.59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12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style:font-name-asian="Noto Sans CJK SC Regular" style:font-name-complex="FreeSans"/>
    </style:style>
    <style:style style:name="ce1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tad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default-cell-style-name="ce3"/>
        <table:table-column table:style-name="co7" table:default-cell-style-name="ce21"/>
        <table:table-column table:style-name="co7" table:number-columns-repeated="101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9" office:value-type="string" calcext:value-type="string">
            <text:p>Qtty 120 placa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0" table:formula="of:=[.G2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0" table:formula="of:=[.G3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0" table:formula="of:=[.G4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0" table:formula="of:=[.G5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60</text:p>
          </table:table-cell>
          <table:table-cell table:style-name="ce2"/>
          <table:table-cell table:style-name="ce20" table:formula="of:=[.G6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0" table:formula="of:=[.G7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08055C104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382</text:p>
          </table:table-cell>
          <table:table-cell table:style-name="ce2"/>
          <table:table-cell table:style-name="ce20" table:formula="of:=[.G8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0" table:formula="of:=[.G9]*120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0" table:formula="of:=[.G10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T491A106K010AT728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0" table:formula="of:=[.G11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0" table:formula="of:=[.G12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0" table:formula="of:=[.G13]*120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0" table:formula="of:=[.G14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0" table:formula="of:=[.G15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0" table:formula="of:=[.G16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RC0805FR-0712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234</text:p>
          </table:table-cell>
          <table:table-cell table:style-name="ce2"/>
          <table:table-cell table:style-name="ce20" table:formula="of:=[.G17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C0805FR-0762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227</text:p>
          </table:table-cell>
          <table:table-cell table:style-name="ce2"/>
          <table:table-cell table:style-name="ce20" table:formula="of:=[.G18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50 ohm 1% 1/8W <text:s/>Thin Film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RC0805FR-0715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3</text:p>
          </table:table-cell>
          <table:table-cell table:style-name="ce2"/>
          <table:table-cell table:style-name="ce20" table:formula="of:=[.G19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RC0805FR-071K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28</text:p>
          </table:table-cell>
          <table:table-cell table:style-name="ce2"/>
          <table:table-cell table:style-name="ce20" table:formula="of:=[.G20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10" office:value-type="string" calcext:value-type="string">
            <text:p>RC0805FR-0710K 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4235</text:p>
          </table:table-cell>
          <table:table-cell table:style-name="ce2"/>
          <table:table-cell table:style-name="ce20" table:formula="of:=[.G21]*120" office:value-type="float" office:value="840" calcext:value-type="float">
            <text:p>8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5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2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6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C0805FR-07100RL</text:p>
          </table:table-cell>
          <table:table-cell table:style-name="ce1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236</text:p>
          </table:table-cell>
          <table:table-cell table:style-name="ce2"/>
          <table:table-cell table:style-name="ce20" table:formula="of:=[.G23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6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RC0805FR-074K7L</text:p>
          </table:table-cell>
          <table:table-cell table:style-name="ce1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4433</text:p>
          </table:table-cell>
          <table:table-cell table:style-name="ce2"/>
          <table:table-cell table:style-name="ce20" table:formula="of:=[.G24]*120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7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3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0" table:formula="of:=[.G25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7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3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0" table:formula="of:=[.G26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0" table:formula="of:=[.G27]*120" office:value-type="float" office:value="960" calcext:value-type="float">
            <text:p>9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6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0" table:formula="of:=[.G28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0" table:formula="of:=[.G29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3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0" table:formula="of:=[.G30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0" table:formula="of:=[.G31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0" table:formula="of:=[.G32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0" table:formula="of:=[.G33]*120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7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3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0" table:formula="of:=[.G34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7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3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0" table:formula="of:=[.G35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RC0805FR-07910KL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231</text:p>
          </table:table-cell>
          <table:table-cell table:style-name="ce2"/>
          <table:table-cell table:style-name="ce20" table:formula="of:=[.G36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6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RC0805FR-0733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29</text:p>
          </table:table-cell>
          <table:table-cell table:style-name="ce2"/>
          <table:table-cell table:style-name="ce20" table:formula="of:=[.G37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RC0805FR-07220KL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232</text:p>
          </table:table-cell>
          <table:table-cell table:style-name="ce2"/>
          <table:table-cell table:style-name="ce20" table:formula="of:=[.G38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3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0" table:formula="of:=[.G39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0" table:formula="of:=[.G40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0" table:formula="of:=[.G41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ador.A1:Contador.I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3:44:04.274531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13:44:51.686845817</dc:date>
    <meta:editing-duration>P1DT2H42M58S</meta:editing-duration>
    <meta:editing-cycles>24</meta:editing-cycles>
    <meta:generator>LibreOffice/5.1.6.2$Linux_X86_64 LibreOffice_project/10m0$Build-2</meta:generator>
    <meta:document-statistic meta:table-count="1" meta:cell-count="371" meta:object-count="0"/>
  </office:meta>
</office:document-meta>
</file>